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92651B5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254cm" draw:marker-start-width="0.579cm" draw:marker-end-width="0.579cm" draw:opacity="0%" draw:textarea-horizontal-align="justify" draw:textarea-vertical-align="middle" draw:auto-grow-height="false" fo:padding-top="0.25cm" fo:padding-bottom="0.25cm" fo:padding-left="0.375cm" fo:padding-right="0.375cm" draw:shadow-opacity="0%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false" fo:min-height="1.02cm" fo:min-width="0cm" draw:shadow-offset-x="0.203cm" draw:shadow-offset-y="0.203cm" draw:shadow-opacity="100%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33.416cm" svg:height="18.796cm" svg:x="-0.762cm" svg:y="0.25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layer="layout" svg:width="5.08cm" svg:height="1.27cm" svg:x="13.462cm" svg:y="0.508cm">
          <text:p text:style-name="P1"/>
          <draw:enhanced-geometry svg:viewBox="0 0 21600 21600" draw:type="rectangle" draw:enhanced-path="M 0 0 L 21600 0 21600 21600 0 21600 0 0 Z N"/>
        </draw:custom-shape>
        <draw:frame draw:style-name="gr3" draw:layer="layout" svg:width="6.107cm" svg:height="1.673cm" svg:x="5.588cm" svg:y="6.096cm">
          <draw:text-box>
            <text:p>IOS, iPhone or iPad</text:p>
            <text:p>26%</text:p>
          </draw:text-box>
        </draw:frame>
        <draw:frame draw:style-name="gr4" draw:layer="layout" svg:width="6.604cm" svg:height="1.673cm" svg:x="2.286cm" svg:y="10.414cm">
          <draw:text-box>
            <text:p>Mac OS X 10.x</text:p>
            <text:p>12%</text:p>
          </draw:text-box>
        </draw:frame>
        <draw:frame draw:style-name="gr5" draw:layer="layout" svg:width="6.35cm" svg:height="1.673cm" svg:x="9.398cm" svg:y="12.7cm">
          <draw:text-box>
            <text:p>Android / Linux</text:p>
            <text:p>18%</text:p>
          </draw:text-box>
        </draw:frame>
        <draw:frame draw:style-name="gr5" draw:layer="layout" svg:width="6.604cm" svg:height="1.673cm" svg:x="16.256cm" svg:y="4.914cm">
          <draw:text-box>
            <text:p>Unknown</text:p>
            <text:p>26%</text:p>
          </draw:text-box>
        </draw:frame>
        <draw:frame draw:style-name="gr5" draw:layer="layout" svg:width="6.096cm" svg:height="1.673cm" svg:x="16.51cm" svg:y="10.922cm">
          <draw:text-box>
            <text:p>Widows 7 or 8</text:p>
            <text:p>16%</text:p>
          </draw:text-box>
        </draw:frame>
        <draw:frame draw:style-name="gr3" draw:layer="layout" svg:width="5.171cm" svg:height="0.962cm" svg:x="23.082cm" svg:y="9.398cm">
          <draw:text-box>
            <text:p>Windows NT 2%</text:p>
          </draw:text-box>
        </draw:frame>
        <draw:frame draw:style-name="gr3" draw:layer="layout" svg:width="4.096cm" svg:height="1.673cm" svg:x="23.622cm" svg:y="11.484cm">
          <draw:text-box>
            <text:p>Windows XP</text:p>
            <text:p>0% (1 user)</text:p>
          </draw:text-box>
        </draw:frame>
        <draw:line draw:style-name="gr6" draw:text-style-name="P1" draw:layer="layout" svg:x1="25.654cm" svg:y1="11.484cm" svg:x2="25.908cm" svg:y2="10.36cm">
          <text:p/>
        </draw:lin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layer="layout" svg:width="25.199cm" svg:height="12.179cm" svg:x="1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1" draw:layer="layout" svg:width="29.367cm" svg:height="16.51cm" svg:x="-1.367cm" svg:y="2.54cm">
          <draw:image xlink:href="Pictures/10000000000005560000030092651B5D.png" xlink:type="simple" xlink:show="embed" xlink:actuate="onLoad">
            <text:p text:style-name="P1"/>
            <text:p text:style-name="P1"/>
          </draw:image>
        </draw:frame>
        <draw:custom-shape draw:style-name="gr9" draw:text-style-name="P1" draw:layer="layout" svg:width="25.654cm" svg:height="0.762cm" svg:x="0.508cm" svg:y="12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927cm" svg:height="2.104cm" draw:transform="rotate (-0.890641517292706) translate (9.945cm 8.545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2" draw:layer="layout" svg:width="5.916cm" svg:height="1.356cm" svg:x="4.244cm" svg:y="8.636cm">
          <draw:text-box>
            <text:p text:style-name="P2"><text:span text:style-name="T1">Data packet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ucky </meta:initial-creator>
    <meta:creation-date>2013-11-19T15:48:03.219831927</meta:creation-date>
    <dc:date>2013-11-19T16:40:14.568900575</dc:date>
    <dc:creator>chucky </dc:creator>
    <meta:editing-duration>PT37M28S</meta:editing-duration>
    <meta:editing-cycles>3</meta:editing-cycles>
    <meta:generator>LibreOffice/4.1.2.3$Linux_X86_64 LibreOffice_project/410m0$Build-3</meta:generator>
    <meta:document-statistic meta:object-count="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dd4814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99ff"/>
    </style:style>
    <style:style style:name="ch10" style:family="chart">
      <style:chart-properties chart:solid-type="cuboid"/>
      <style:graphic-properties draw:fill-color="#0047ff"/>
    </style:style>
    <style:style style:name="ch11" style:family="chart">
      <style:chart-properties chart:solid-type="cuboid"/>
      <style:graphic-properties draw:fill-color="#00ae00"/>
    </style:style>
    <style:style style:name="ch12" style:family="chart">
      <style:chart-properties chart:solid-type="cuboid"/>
      <style:graphic-properties draw:fill-color="#ff3333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c5000b"/>
    </style:style>
    <style:style style:name="ch15" style:family="chart">
      <style:chart-properties chart:solid-type="cuboid"/>
      <style:graphic-properties draw:fill-color="#804c19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3.417cm" svg:height="18.797cm" xlink:href="." xlink:type="simple" chart:class="chart:circle" chart:style-name="ch1">
        <chart:title svg:x="14.64cm" svg:y="0.511cm" chart:style-name="ch2">
          <text:p>Summary OS Types</text:p>
        </chart:title>
        <chart:legend chart:legend-position="end" svg:x="29.725cm" svg:y="7.605cm" style:legend-expansion="high" chart:style-name="ch3"/>
        <chart:plot-area chart:style-name="ch4" chart:data-source-has-labels="both" svg:x="0.668cm" svg:y="2.066cm" svg:width="28.389cm" svg:height="16.356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ooo:coordinate-region svg:x="1.233cm" svg:y="2.066cm" svg:width="27.258cm" svg:height="16.356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local-table.$B$2:.$B$8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iOS iPhone or iPad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Mac OS X 10.x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Android / Linux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Windows 7 or 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Windows X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indows NT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185">
                <text:p>1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chart:legend-position="end" svg:x="22.99cm" svg:y="5.293cm" style:legend-expansion="high" chart:style-name="ch2"/>
        <chart:plot-area chart:style-name="ch3" chart:data-source-has-labels="both" svg:x="0.954cm" svg:y="1.107cm" svg:width="21.028cm" svg:height="10.41cm">
          <chartooo:coordinate-region svg:x="1.575cm" svg:y="1.306cm" svg:width="20.407cm" svg:height="9.56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